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list text:style-name="L1">
        <text:list-item>
          <text:p text:style-name="P1">Pen Name - Chastity White Rose</text:p>
        </text:list-item>
        <text:list-item>
          <text:p text:style-name="P1">Legal Name - Chandler Isaac Klebs</text:p>
        </text:list-item>
        <text:list-item>
          <text:p text:style-name="P1">Phone - (816) 844-2077</text:p>
        </text:list-item>
        <text:list-item>
          <text:p text:style-name="P1">email - chastitywhiterose@gmail.com</text:p>
        </text:list-item>
        <text:list-item>
          <text:p text:style-name="P1">City - Lee’s Summit, Missouri</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 source software. She uses words, videos, and graphic design to teach Chess and computer software.</text:p>
      <text:h text:style-name="Heading_20_2" text:outline-level="2"><text:bookmark-start text:name="skills"/>Skills<text:bookmark-end text:name="skill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h text:style-name="Heading_20_3" text:outline-level="3"><text:bookmark-start text:name="full-sail-university"/>Full Sail University<text:bookmark-end text:name="full-sail-university"/></text:h>
      <text:list text:style-name="L4">
        <text:list-item>
          <text:p text:style-name="P4">Associate of Applied Science in Creative Writing (A.A.S.) - July 2025</text:p>
        </text:list-item>
      </text:list>
      <text:h text:style-name="Heading_20_1" text:outline-level="1"><text:bookmark-start text:name="experience"/>Experience<text:bookmark-end text:name="experience"/></text:h>
      <text:h text:style-name="Heading_20_2" text:outline-level="2"><text:bookmark-start text:name="wal-mart"/>Wal-Mart<text:bookmark-end text:name="wal-mart"/></text:h>
      <text:list text:style-name="L5">
        <text:list-item>
          <text:p text:style-name="P5">Overnight Stock Team Associate - September 2023 - Present</text:p>
        </text:list-item>
        <text:list-item>
          <text:p text:style-name="P5">Stocked Food and General Merchandise until 5 AM. Moved to other departments as instructed.</text:p>
        </text:list-item>
        <text:list-item>
          <text:p text:style-name="P5">Removed all trash and pallets from floor before customers arrive at store opening and then assist customers in locating and purchasing merchandise. Organized shelves until 7 AM.</text:p>
        </text:list-item>
        <text:list-item>
          <text:p text:style-name="P5">Start work in assigned area at 10 PM. Report work progress to Coaches and Team Leads through the night.</text:p>
        </text:list-item>
      </text:list>
      <text:h text:style-name="Heading_20_2" text:outline-level="2"><text:bookmark-start text:name="gamestop"/>GameStop<text:bookmark-end text:name="gamestop"/></text:h>
      <text:list text:style-name="L6">
        <text:list-item>
          <text:p text:style-name="P6">Game Advisor - June 2022 - February 2024</text:p>
        </text:list-item>
        <text:list-item>
          <text:p text:style-name="P6">Greeted customers and sold requested games and merchandise.</text:p>
        </text:list-item>
        <text:list-item>
          <text:p text:style-name="P6">Answered technical questions based on experience and reading materials employees were given.</text:p>
        </text:list-item>
        <text:list-item>
          <text:p text:style-name="P6">Promoted Gamestop Pro-Membership and explained how it saves money to recurring customers of over $60 annually.</text:p>
        </text:list-item>
      </text:list>
      <text:h text:style-name="Heading_20_2" text:outline-level="2"><text:bookmark-start text:name="hy-vee"/>Hy-Vee<text:bookmark-end text:name="hy-vee"/></text:h>
      <text:list text:style-name="L7">
        <text:list-item>
          <text:p text:style-name="P7">Floral Clerk and other Departments - October 2012 - July 2023</text:p>
        </text:list-item>
        <text:list-item>
          <text:p text:style-name="P7">Stocked Health Market and Health and Beauty Department.</text:p>
        </text:list-item>
        <text:list-item>
          <text:p text:style-name="P7">Wrote down Floral Delivery orders both in person and over the phone. Prepared these orders for pickup or delivery. Acted as Cashier at Floral Register. Regularly served over 100 customers on each Valentine’s Day and Mother’s Day.</text:p>
        </text:list-item>
        <text:list-item>
          <text:p text:style-name="P7">Sold items to customers, watered plants, and cleaned the shop before closing at 7 PM.</text:p>
        </text:list-item>
      </text:list>
      <text:h text:style-name="Heading_20_2" text:outline-level="2"><text:bookmark-start text:name="brillient"/>Brillient<text:bookmark-end text:name="brillient"/></text:h>
      <text:list text:style-name="L8">
        <text:list-item>
          <text:p text:style-name="P8">General Clerk - June 2019 - April 2021</text:p>
        </text:list-item>
        <text:list-item>
          <text:p text:style-name="P8">Kept records and tracked files at the National Records Center containing 17 million files.</text:p>
        </text:list-item>
        <text:list-item>
          <text:p text:style-name="P8">Sorted incoming files to the facility and entered barcode numbers into the computer database managed by the Department of Homeland Security. Maintained Data Entry quota of 400 files per hour.</text:p>
        </text:list-item>
        <text:list-item>
          <text:p text:style-name="P8">Placed files on the shelves and kept locations recorded digitally and on paper. Maintained Quota of 160 files per hour.</text:p>
        </text:list-item>
      </text:list>
      <text:h text:style-name="Heading_20_2" text:outline-level="2"><text:bookmark-start text:name="book-publications"/>Book Publications<text:bookmark-end text:name="book-publications"/></text:h>
      <text:list text:style-name="L9">
        <text:list-item>
          <text:p text:style-name="P9"><text:a xlink:type="simple" xlink:href="https://www.amazon.com/dp/B0F44DG4XD" office:name=""><text:span text:style-name="Definition">Chastity’s Chess Chapters</text:span></text:a> - authored a 100 page paperback and e-book to train Chess players.</text:p>
        </text:list-item>
        <text:list-item>
          <text:p text:style-name="P9"><text:a xlink:type="simple" xlink:href="https://www.amazon.com/dp/B08YDT2XQG" office:name=""><text:span text:style-name="Definition">Chandler’s Honesty</text:span></text:a> - authored a series of mental health conversations with a unicorn since 2017.</text:p>
        </text:list-item>
        <text:list-item>
          <text:p text:style-name="P9"><text:a xlink:type="simple" xlink:href="https://adelaidebooks.org/the-elevator-debate" office:name=""><text:span text:style-name="Definition">The Elevator Debate</text:span></text:a> - composed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Published a relaxing clone of Tetris with no gravity to be used as a teaching tool. Released May 31, 2022.</text:p>
        </text:list-item>
        <text:list-item>
          <text:p text:style-name="P10"><text:a xlink:type="simple" xlink:href="https://chastitywhiterose.itch.io/cpu-chaste-chess" office:name=""><text:span text:style-name="Definition">Chaste Chess</text:span></text:a> - Published a small tool for creating animations of Chess games. Released on itch.io May 18, 2025.</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6-03T05:53:43Z</meta:creation-date>
    <dc:date>2025-06-03T05:53:43Z</dc:date>
  </office:meta>
</office:document-meta>
</file>